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00ff" draw:marker-start="Arrow" draw:marker-end="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svg:stroke-color="#0000ff" draw:marker-start="Arrow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29cm"/>
    </style:style>
    <style:style style:name="gr6" style:family="graphic" style:parent-style-name="objectwithoutfill">
      <style:graphic-properties svg:stroke-color="#0000ff" draw:marker-start="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>
          <draw:custom-shape draw:style-name="gr1" draw:text-style-name="P1" draw:layer="layout" svg:width="1.706cm" svg:height="0.588cm" svg:x="3.93cm" svg:y="3.3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302cm" svg:height="0.357cm" svg:x="4.159cm" svg:y="2.9cm">
            <draw:text-box>
              <text:p>cv_driver</text:p>
            </draw:text-box>
          </draw:frame>
          <draw:custom-shape draw:style-name="gr1" draw:text-style-name="P1" draw:layer="layout" svg:width="1.706cm" svg:height="0.5cm" svg:x="3.93cm" svg:y="3.9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1" draw:id="id1" draw:layer="layout" svg:width="0.768cm" svg:height="0.357cm" svg:x="4.53cm" svg:y="3.413cm">
            <draw:text-box>
              <text:p><text:span text:style-name="T1">iflag1</text:span></text:p>
            </draw:text-box>
          </draw:frame>
          <draw:custom-shape draw:style-name="gr1" draw:text-style-name="P1" draw:layer="layout" svg:width="1.106cm" svg:height="0.588cm" svg:x="1.73cm" svg:y="0.7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479cm" svg:height="0.357cm" svg:x="1.659cm" svg:y="0.3cm">
            <draw:text-box>
              <text:p>cv30_feed</text:p>
            </draw:text-box>
          </draw:frame>
          <draw:custom-shape draw:style-name="gr1" draw:text-style-name="P1" draw:layer="layout" svg:width="1.106cm" svg:height="0.5cm" svg:x="1.73cm" svg:y="1.3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2" draw:id="id2" draw:layer="layout" svg:width="0.768cm" svg:height="0.357cm" svg:x="1.93cm" svg:y="0.813cm">
            <draw:text-box>
              <text:p><text:span text:style-name="T1">iflag1</text:span></text:p>
            </draw:text-box>
          </draw:frame>
          <draw:connector draw:style-name="gr3" draw:text-style-name="P1" draw:layer="layout" draw:type="curve" svg:x1="4.53cm" svg:y1="3.591cm" svg:x2="2.698cm" svg:y2="0.991cm" draw:start-shape="id1" draw:start-glue-point="3" draw:end-shape="id2" draw:end-glue-point="1" svg:d="M4530 3591c-1374 0-458-2600-1832-2600" svg:viewBox="0 0 1833 2601">
            <text:p/>
          </draw:connector>
          <draw:custom-shape draw:style-name="gr1" draw:text-style-name="P1" draw:layer="layout" svg:width="1.459cm" svg:height="0.588cm" svg:x="1.577cm" svg:y="2.4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763cm" svg:height="0.357cm" svg:x="1.259cm" svg:y="2cm">
            <draw:text-box>
              <text:p>cv30_trigger</text:p>
            </draw:text-box>
          </draw:frame>
          <draw:custom-shape draw:style-name="gr1" draw:text-style-name="P1" draw:layer="layout" svg:width="1.459cm" svg:height="0.5cm" svg:x="1.577cm" svg:y="3.0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3" draw:id="id3" draw:layer="layout" svg:width="0.768cm" svg:height="0.357cm" svg:x="1.73cm" svg:y="2.513cm">
            <draw:text-box>
              <text:p><text:span text:style-name="T1">iflag1</text:span></text:p>
            </draw:text-box>
          </draw:frame>
          <draw:connector draw:style-name="gr4" draw:text-style-name="P1" draw:layer="layout" draw:type="curve" svg:x1="4.53cm" svg:y1="3.591cm" svg:x2="2.498cm" svg:y2="2.691cm" draw:start-shape="id1" draw:start-glue-point="3" draw:end-shape="id3" draw:end-glue-point="1" svg:d="M4530 3591c-1524 0-508-900-2032-900" svg:viewBox="0 0 2033 901">
            <text:p/>
          </draw:connector>
          <draw:custom-shape draw:style-name="gr1" draw:text-style-name="P1" draw:layer="layout" svg:width="1.455cm" svg:height="0.588cm" svg:x="5.277cm" svg:y="4.9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41cm" svg:height="0.357cm" svg:x="5.359cm" svg:y="4.5cm">
            <draw:text-box>
              <text:p>cv30_compress</text:p>
            </draw:text-box>
          </draw:frame>
          <draw:custom-shape draw:style-name="gr1" draw:text-style-name="P1" draw:layer="layout" svg:width="1.455cm" svg:height="0.5cm" svg:x="5.277cm" svg:y="5.51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xml:id="id4" draw:id="id4" draw:layer="layout" svg:width="0.768cm" svg:height="0.357cm" svg:x="5.73cm" svg:y="5.013cm">
            <draw:text-box>
              <text:p><text:span text:style-name="T1">iflag1</text:span></text:p>
            </draw:text-box>
          </draw:frame>
          <draw:connector draw:style-name="gr6" draw:text-style-name="P1" draw:layer="layout" draw:type="curve" svg:x1="4.914cm" svg:y1="3.77cm" svg:x2="5.73cm" svg:y2="5.191cm" draw:start-shape="id1" draw:start-glue-point="2" draw:end-shape="id4" draw:end-glue-point="3" svg:d="M4914 3770c0 948 272 1421 816 1421" svg:viewBox="0 0 817 1422">
            <text:p/>
          </draw:connector>
          <draw:custom-shape draw:style-name="gr1" draw:text-style-name="P1" draw:layer="layout" svg:width="1.706cm" svg:height="0.588cm" svg:x="4.43cm" svg:y="1.2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0.912cm" svg:height="0.357cm" svg:x="4.859cm" svg:y="0.8cm">
            <draw:text-box>
              <text:p>concvl</text:p>
            </draw:text-box>
          </draw:frame>
          <draw:custom-shape draw:style-name="gr1" draw:text-style-name="P1" draw:layer="layout" svg:width="1.706cm" svg:height="0.5cm" svg:x="4.43cm" svg:y="1.81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5" draw:id="id5" draw:layer="layout" svg:width="0.59cm" svg:height="0.357cm" svg:x="5.03cm" svg:y="1.313cm">
            <draw:text-box>
              <text:p><text:span text:style-name="T1">iflag</text:span></text:p>
            </draw:text-box>
          </draw:frame>
          <draw:connector draw:style-name="gr3" draw:text-style-name="P1" draw:layer="layout" draw:type="curve" svg:x1="5.325cm" svg:y1="1.67cm" svg:x2="5.298cm" svg:y2="3.591cm" draw:start-shape="id5" draw:start-glue-point="2" draw:end-shape="id1" draw:end-glue-point="1" svg:d="M5325 1670c0 1308 237 1090 418 1243s305 678-445 678" svg:viewBox="0 0 583 1922">
            <text:p/>
          </draw:connector>
          <draw:frame draw:style-name="gr2" draw:text-style-name="P2" xml:id="id6" draw:id="id6" draw:layer="layout" svg:width="0.59cm" svg:height="0.357cm" svg:x="4.23cm" svg:y="3.974cm">
            <draw:text-box>
              <text:p><text:span text:style-name="T1">iflag</text:span></text:p>
            </draw:text-box>
          </draw:frame>
          <draw:custom-shape draw:style-name="gr1" draw:text-style-name="P1" draw:layer="layout" svg:width="0.72cm" svg:height="0.588cm" svg:x="4.03cm" svg:y="6.5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518cm" svg:height="0.357cm" svg:x="3.659cm" svg:y="6.087cm">
            <draw:text-box>
              <text:p>cv30_yield</text:p>
            </draw:text-box>
          </draw:frame>
          <draw:custom-shape draw:style-name="gr1" draw:text-style-name="P1" draw:layer="layout" svg:width="0.72cm" svg:height="0.5cm" svg:x="4.03cm" svg:y="7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xml:id="id7" draw:id="id7" draw:layer="layout" svg:width="0.59cm" svg:height="0.357cm" svg:x="4.13cm" svg:y="6.6cm">
            <draw:text-box>
              <text:p><text:span text:style-name="T1">iflag</text:span></text:p>
            </draw:text-box>
          </draw:frame>
          <draw:connector draw:style-name="gr3" draw:text-style-name="P1" draw:layer="layout" draw:type="curve" svg:x1="4.525cm" svg:y1="4.331cm" svg:x2="4.13cm" svg:y2="6.778cm" draw:start-shape="id6" draw:start-glue-point="2" draw:end-shape="id7" draw:end-glue-point="3" svg:d="M4525 4331c0 1702-454 1417-744 1604s-417 843 349 843" svg:viewBox="0 0 971 2448">
            <text:p/>
          </draw:connector>
          <draw:custom-shape draw:style-name="gr1" draw:text-style-name="P1" draw:layer="layout" svg:width="2.249cm" svg:height="0.588cm" svg:x="1.03cm" svg:y="4.82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597cm" svg:height="0.357cm" svg:x="0.859cm" svg:y="4.4cm">
            <draw:text-box>
              <text:p>cv30_uncompress</text:p>
            </draw:text-box>
          </draw:frame>
          <draw:custom-shape draw:style-name="gr1" draw:text-style-name="P1" draw:layer="layout" svg:width="2.249cm" svg:height="0.5cm" svg:x="1.03cm" svg:y="5.41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xml:id="id8" draw:id="id8" draw:layer="layout" svg:width="0.59cm" svg:height="0.357cm" svg:x="2.53cm" svg:y="4.913cm">
            <draw:text-box>
              <text:p><text:span text:style-name="T1">iflag</text:span></text:p>
            </draw:text-box>
          </draw:frame>
          <draw:connector draw:style-name="gr6" draw:text-style-name="P1" draw:layer="layout" draw:type="curve" svg:x1="4.23cm" svg:y1="4.152cm" svg:x2="3.12cm" svg:y2="5.091cm" draw:start-shape="id6" draw:start-glue-point="3" draw:end-shape="id8" draw:end-glue-point="1" svg:d="M4230 4152c-834 0-279 939-1110 939" svg:viewBox="0 0 1111 940">
            <text:p/>
          </draw:connector>
          <draw:frame draw:style-name="gr2" draw:text-style-name="P2" xml:id="id9" draw:id="id9" draw:layer="layout" svg:width="0.768cm" svg:height="0.357cm" svg:x="1.23cm" svg:y="4.913cm">
            <draw:text-box>
              <text:p><text:span text:style-name="T1">iflag1</text:span></text:p>
            </draw:text-box>
          </draw:frame>
          <draw:connector draw:style-name="gr6" draw:text-style-name="P1" draw:layer="layout" draw:type="curve" svg:x1="2.825cm" svg:y1="5.27cm" svg:x2="1.614cm" svg:y2="5.27cm" draw:start-shape="id8" draw:start-glue-point="2" draw:end-shape="id9" draw:end-glue-point="2" svg:d="M2825 5270c0 750-1211 750-1211 0" svg:viewBox="0 0 1212 564">
            <text:p/>
          </draw:connector>
          <draw:connector draw:style-name="gr6" draw:text-style-name="P1" draw:layer="layout" draw:type="curve" svg:x1="1.23cm" svg:y1="5.091cm" svg:x2="4.53cm" svg:y2="3.591cm" draw:start-shape="id9" draw:start-glue-point="3" draw:end-shape="id1" draw:end-glue-point="3" svg:d="M1230 5091c-750 0-2400-1500 3300-1500" svg:viewBox="0 0 4112 15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8T00:43:18.191730286</meta:creation-date>
    <dc:title>data_flow</dc:title>
    <meta:editing-duration>PT1H58M54S</meta:editing-duration>
    <meta:editing-cycles>36</meta:editing-cycles>
    <meta:generator>LibreOffice/4.2.8.2$Linux_X86_64 LibreOffice_project/420m0$Build-2</meta:generator>
    <meta:initial-creator>Lionel GUEZ</meta:initial-creator>
    <dc:date>2016-05-20T14:53:12.042196749</dc:date>
    <dc:creator>Lionel GUEZ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